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 3</text:p>
      <text:p text:style-name="P5">Part 1</text:p>
      <text:p text:style-name="P4">Prologue</text:p>
      <text:p text:style-name="P4"/>
      <text:p text:style-name="P2">Tatciana: At last, it is my turn to take the power!! I have waited to long under the command of Elliot and Zy! I shall rise above them!! (evil laugh)</text:p>
      <text:p text:style-name="P2"/>
      <text:p text:style-name="P2">Ninja: Yes, ma'am.</text:p>
      <text:p text:style-name="P2"/>
      <text:p text:style-name="P2">Tatciana: Shut your squaling mouth!! It isn't good manners to interrupt me while I am speaking.</text:p>
      <text:p text:style-name="P2"/>
      <text:p text:style-name="P2">Ninja: <text:span text:style-name="T2">Yes, ma'am.</text:span></text:p>
      <text:p text:style-name="P6"/>
      <text:p text:style-name="P6">Tatciana: Forget it (rolling eyes). Etiquette is wasted on you ninjas.</text:p>
      <text:p text:style-name="P6"/>
      <text:p text:style-name="P6">(Ninja remains silent)</text:p>
      <text:p text:style-name="P6"/>
      <text:p text:style-name="P6">Tatciana: Ninja! Find me good recruits! I need more minions besides a manner less ninja!!</text:p>
      <text:p text:style-name="P6"/>
      <text:p text:style-name="P6">Ninja : Yes, ma'am.</text:p>
      <text:p text:style-name="P6"/>
      <text:p text:style-name="P6">(Ninja exits)</text:p>
      <text:p text:style-name="P6"/>
      <text:p text:style-name="P9">Act 1</text:p>
      <text:p text:style-name="P9">Scene 1</text:p>
      <text:p text:style-name="P9"/>
      <text:p text:style-name="P6">Tatciana (to ninja): What is this young man's professions?</text:p>
      <text:p text:style-name="P6"/>
      <text:p text:style-name="P6">Mercenary : I am a mercenary ma'am.</text:p>
      <text:p text:style-name="P6"/>
      <text:p text:style-name="P2"><text:span text:style-name="T2">Tatciana: I wasn't talking to you a</text:span><text:span text:style-name="T1"> mercenary</text:span><text:span text:style-name="T2">! What do you offer?</text:span></text:p>
      <text:p text:style-name="P6"/>
      <text:p text:style-name="P6">Mercenary: I will kill people in exchange for money.</text:p>
      <text:p text:style-name="P6"/>
      <text:p text:style-name="P6">Tatciana: Mercenary! I will let you prove your worth! Bring me Jemma! I need to interrogate her about something very important.</text:p>
      <text:p text:style-name="P6"/>
      <text:p text:style-name="P6">Mercenary: I shall bring you Jemma. Dead or alive?</text:p>
      <text:p text:style-name="P6"/>
      <text:p text:style-name="P6">Tatciana : Alive you idiot!!</text:p>
      <text:p text:style-name="P6"/>
      <text:p text:style-name="P6">Ninja: You should not call the young sir an idiot, ma'am.</text:p>
      <text:p text:style-name="P6"><text:soft-page-break/></text:p>
      <text:p text:style-name="P6">Tatciana: I wasn't talking to you!!</text:p>
      <text:p text:style-name="P6"/>
      <text:p text:style-name="P6">Mercenary: I will fetch Jemma for you mistress.</text:p>
      <text:p text:style-name="P6"/>
      <text:p text:style-name="P6">Tatciana: Yes! You said that already!! NOW GO!! No dawdling!!</text:p>
      <text:p text:style-name="P6"/>
      <text:p text:style-name="P6">(Mercenary exits)</text:p>
      <text:p text:style-name="P6"/>
      <text:p text:style-name="P9">Scene 2</text:p>
      <text:p text:style-name="P9"/>
      <text:p text:style-name="P6">Zora : So, what did you want to get here again?</text:p>
      <text:p text:style-name="P6"/>
      <text:p text:style-name="P6">Jemma : Some birdseed for my birds.</text:p>
      <text:p text:style-name="P6"/>
      <text:p text:style-name="P6">Zora : And you think birdseed will be found in a department store?</text:p>
      <text:p text:style-name="P6"/>
      <text:p text:style-name="P6">Jemma : I know this place well</text:p>
      <text:p text:style-name="P6"/>
      <text:p text:style-name="P6">Zora (sighing) : While your going to get your birdseed or whatever. I'll go by some closes.</text:p>
      <text:p text:style-name="P6"/>
      <text:p text:style-name="P6">Jemma : See ya!! </text:p>
      <text:p text:style-name="P6"/>
      <text:p text:style-name="P6">(Jemma walks off)</text:p>
      <text:p text:style-name="P6"/>
      <text:p text:style-name="P6">(Jemma finds birdseed)</text:p>
      <text:p text:style-name="P6"/>
      <text:p text:style-name="P6">Jemma: Ahah! This is the birdseed I need!</text:p>
      <text:p text:style-name="P6"/>
      <text:p text:style-name="P6">(Right as Jemma os about to go to the checkout counter Mercenary knocks her out and drags her to Tatciana)</text:p>
      <text:p text:style-name="P6"/>
      <text:p text:style-name="P9">Act 2</text:p>
      <text:p text:style-name="P9">Scene 2</text:p>
      <text:p text:style-name="P9"/>
      <text:p text:style-name="P6">Tatciana (prodding Jemma with stick) : Shouldn't she be awake by now?</text:p>
      <text:p text:style-name="P6"/>
      <text:p text:style-name="P6">Mercenary: Be patient Tatciana.</text:p>
      <text:p text:style-name="P6"/>
      <text:p text:style-name="P6">Tatciana: I honestly don't like being patient. (Tatciana splashes water in Jemma's face)</text:p>
      <text:p text:style-name="P6"/>
      <text:p text:style-name="P6">Jemma: Hey what was that for Zora!! (Jemma notices Tatciana) Oh! Your nor Zora!!</text:p>
      <text:p text:style-name="P6"/>
      <text:p text:style-name="P6">Tatciana: Do you remember me Jemma?</text:p>
      <text:p text:style-name="P6"/>
      <text:p text:style-name="P6">Jemma: Yes, your the one who turned me into a mouse.</text:p>
      <text:p text:style-name="P6"><text:soft-page-break/></text:p>
      <text:p text:style-name="P6">Tatciana: Gerbil actually.</text:p>
      <text:p text:style-name="P6"/>
      <text:p text:style-name="P6">Jemma: Whatever!! What do you want?</text:p>
      <text:p text:style-name="P6"/>
      <text:p text:style-name="P6">Tatciana: Geez why such a temper?</text:p>
      <text:p text:style-name="P6"/>
      <text:p text:style-name="P6">Jemma: What do you want? (Speaking through gritted teeth)</text:p>
      <text:p text:style-name="P6"/>
      <text:p text:style-name="P6">Tatciana: I believe you have something of mine.</text:p>
      <text:p text:style-name="P6"/>
      <text:p text:style-name="P6">Jemma: Like what? My birdseed?</text:p>
      <text:p text:style-name="P6"/>
      <text:p text:style-name="P6">Tatciana (rolling eyes): No manner less idiot. The birds.</text:p>
      <text:p text:style-name="P6"/>
      <text:p text:style-name="P6">Jemma: Those were given to me by an old friend!</text:p>
      <text:p text:style-name="P6"/>
      <text:p text:style-name="P6">Tatciana: Ah, but you see that person who gave them to you had stolen them from me. I was the one who found them and took them in. I worked so hard for those birds --- all the powers they would give me. Then *sighs* those stupid heroes stole them from me. Heroes are all the same: mannerless idiots.</text:p>
      <text:p text:style-name="P6"/>
      <text:p text:style-name="P9">Scene 2</text:p>
      <text:p text:style-name="P9"/>
      <text:p text:style-name="P6">(Zora walks to checking counter pushing a shopping cart)</text:p>
      <text:p text:style-name="P6"/>
      <text:p text:style-name="P6">Cashier: Money please.</text:p>
      <text:p text:style-name="P6"/>
      <text:p text:style-name="P6">(Zora hands over coins)</text:p>
      <text:p text:style-name="P6"/>
      <text:p text:style-name="P6">(Cashier places clothing in bag)</text:p>
      <text:p text:style-name="P6"/>
      <text:p text:style-name="P6">Cashier: Have a good day.</text:p>
      <text:p text:style-name="P6"/>
      <text:p text:style-name="P6">Zora: Fat chance of that happening.</text:p>
      <text:p text:style-name="P6"/>
      <text:p text:style-name="P6">(Zora grabs bag and searches for Jemma)</text:p>
      <text:p text:style-name="P6"/>
      <text:p text:style-name="P6">Zora (to Random Shopper): Hey you! Have you seen a Blond blue-eyed girl who goes by the name of Jemma?</text:p>
      <text:p text:style-name="P6"/>
      <text:p text:style-name="P6">(Shopper gives Zora a weird look and continues on) </text:p>
      <text:p text:style-name="P6"/>
      <text:p text:style-name="P6">Zora: *sighs* Apparently not.</text:p>
      <text:p text:style-name="P6"/>
      <text:p text:style-name="P6">Zora (to no one in particular): I am sick of my friends dissapearing randomly. Couldn't the evil in this world take a break?</text:p>
      <text:p text:style-name="P6"/>
      <text:p text:style-name="P6">Random Shopper: Do you have a problem Lady?</text:p>
      <text:p text:style-name="P6"><text:soft-page-break/></text:p>
      <text:p text:style-name="P6">Zora: No, I just need to call Aidan.</text:p>
      <text:p text:style-name="P6"/>
      <text:p text:style-name="P6">(Zora flips open phone and calls Aidan)</text:p>
      <text:p text:style-name="P6"/>
      <text:p text:style-name="P6">Aidan: Hello!</text:p>
      <text:p text:style-name="P6"/>
      <text:p text:style-name="P2"><text:span text:style-name="T2">Zora: Hi! Aidan, Jemma has been taken captive. I'm assuming Tatciana is the suspect. Villians are </text:span><text:span text:style-name="T1">so </text:span><text:span text:style-name="T2">predictable.</text:span></text:p>
      <text:p text:style-name="P6"/>
      <text:p text:style-name="P6">Aidan: Be right there!</text:p>
      <text:p text:style-name="P6"/>
      <text:p text:style-name="P6">(Phone call ends and Zora flips close phone)</text:p>
      <text:p text:style-name="P6"/>
      <text:p text:style-name="P6">Random Shopper: Are you sure you don't need help?</text:p>
      <text:p text:style-name="P6"/>
      <text:p text:style-name="P6">Zora: With what? My clothing?</text:p>
      <text:p text:style-name="P6"/>
      <text:p text:style-name="P6">(Random Shopper moves on)</text:p>
      <text:p text:style-name="P6"/>
      <text:p text:style-name="P6">Zora: Gosh! Shoppers are getting more and more nosy!</text:p>
      <text:p text:style-name="P6"/>
      <text:p text:style-name="P9">Scene 3</text:p>
      <text:p text:style-name="P9"/>
      <text:p text:style-name="P7">(At clubhouse)</text:p>
      <text:p text:style-name="P7"/>
      <text:p text:style-name="P6">Aidan: So what happened again?</text:p>
      <text:p text:style-name="P6"/>
      <text:p text:style-name="P6">Zora: <text:s/>I was shopping for clothes <text:s/>and she was looking for birdseed or whatever and then I come back and poof! She's gone!</text:p>
      <text:p text:style-name="P6"/>
      <text:p text:style-name="P6">Aidan: Hmm... definitely sound like Tatciana, I'll go check it out.</text:p>
      <text:p text:style-name="P6"/>
      <text:p text:style-name="P6">Zora: You do that. I'll make sire Kristina's burial goes smoothly.</text:p>
      <text:p text:style-name="P6"/>
      <text:p text:style-name="P6">(Aidan exits)</text:p>
      <text:p text:style-name="P6"/>
      <text:p text:style-name="P6"/>
      <text:p text:style-name="P9">Act 3</text:p>
      <text:p text:style-name="P9">Scene 1</text:p>
      <text:p text:style-name="P9"/>
      <text:p text:style-name="P8">(At the lair)</text:p>
      <text:p text:style-name="P8"/>
      <text:p text:style-name="P6">(Aidan knocks down the door)</text:p>
      <text:p text:style-name="P6"/>
      <text:p text:style-name="P6">Tatciana: Again with you heroes! You should really learn some manners!!</text:p>
      <text:p text:style-name="P6"><text:soft-page-break/></text:p>
      <text:p text:style-name="P6">(Mercenary and Ninja surround Aidan)</text:p>
      <text:p text:style-name="P6"/>
      <text:p text:style-name="P6">Aidan: Oh yeah? You the one who kidnaps my friends and President Kristina!</text:p>
      <text:p text:style-name="P6"/>
      <text:p text:style-name="P6">Tatciana (rolling eyes): You simply don't get it! I'm evil! Mercenary! Take him hostage!</text:p>
      <text:p text:style-name="P6"/>
      <text:p text:style-name="P6">(Mercenary attempts to take Aidan hostage but Aidan wriggles free and releases Jemma)</text:p>
      <text:p text:style-name="P6"/>
      <text:p text:style-name="P6">Aidan (to Jemma): Run! Run as fast as you can! Leave the fighting to me!</text:p>
      <text:p text:style-name="P6"/>
      <text:p text:style-name="P6">(Tatciana stops Jemma and ties her to the chair again).</text:p>
      <text:p text:style-name="P6"/>
      <text:p text:style-name="P6">Tatciana (Makes clucking noises with her tongue) : It isn't good manners to free hostages that I have rightfully captured.</text:p>
      <text:p text:style-name="P6"/>
      <text:p text:style-name="P6">(Aidan punches Tatciana)</text:p>
      <text:p text:style-name="P6"/>
      <text:p text:style-name="P6">Aidan: That was for Kristina and this is for Jemma!</text:p>
      <text:p text:style-name="P6"/>
      <text:p text:style-name="P6">(Aidan punches Tatciana again)</text:p>
      <text:p text:style-name="P6"/>
      <text:p text:style-name="P6">Tatciana: Have I taught you nothing it is not good manners to hit ladies!</text:p>
      <text:p text:style-name="P6"/>
      <text:p text:style-name="P6">(Mercenary and Ninja chain Aidan to a different chair)</text:p>
      <text:p text:style-name="P6"/>
      <text:p text:style-name="P6">Tatciana: Oh goody! Now I have two hostages!</text:p>
      <text:p text:style-name="P6"/>
      <text:p text:style-name="P9">Scene 2</text:p>
      <text:p text:style-name="P9"/>
      <text:p text:style-name="P8">(At Clubhouse)</text:p>
      <text:p text:style-name="P8"/>
      <text:p text:style-name="P6">Zora: *sighs* <text:s/>I never like funerals.</text:p>
      <text:p text:style-name="P6"/>
      <text:p text:style-name="P6">Hero 2: None of us do.</text:p>
      <text:p text:style-name="P6"/>
      <text:p text:style-name="P6">Zora: Funerals always make me sad. I wish people wouldn't die so often especially Presidents of the world.</text:p>
      <text:p text:style-name="P6"/>
      <text:p text:style-name="P6">Hero 2: Instead of moping maybe we should fix our attention at the matter at hand.</text:p>
      <text:p text:style-name="P6"/>
      <text:p text:style-name="P6">Zora: It's just so sad!</text:p>
      <text:p text:style-name="P6"/>
      <text:p text:style-name="P6">Hero 2 (annoyed) : What did I just say!</text:p>
      <text:p text:style-name="P6"/>
      <text:p text:style-name="P6">Zora: Oh Yeah! Tatciana is wrecking havoc <text:s/>and she captured Jemma! No big.</text:p>
      <text:p text:style-name="P6"/>
      <text:p text:style-name="P6">Hero 2: Snapp out of it Zora! We have to save Jemma!</text:p>
      <text:p text:style-name="P6"><text:soft-page-break/></text:p>
      <text:p text:style-name="P6">Zora: Aidan's on it.</text:p>
      <text:p text:style-name="P6"/>
      <text:p text:style-name="P6">Hero 2: Why isn't he back already then?</text:p>
      <text:p text:style-name="P6"/>
      <text:p text:style-name="P6">(Zora's eyes widen with fear)</text:p>
      <text:p text:style-name="P6"/>
      <text:p text:style-name="P6">Zora: Oh no! You don't mean?</text:p>
      <text:p text:style-name="P6"/>
      <text:p text:style-name="P6">Hero 2: Yes I do mean.</text:p>
      <text:p text:style-name="P6"/>
      <text:p text:style-name="P6">Zora: We need to rescue him.</text:p>
      <text:p text:style-name="P6"/>
      <text:p text:style-name="P6">Hero 2: Finally you come to your senses. (pauses) How exactly will we do that?</text:p>
      <text:p text:style-name="P6"/>
      <text:p text:style-name="P6">(Zora tosses Hero 2 a sword)</text:p>
      <text:p text:style-name="P6"/>
      <text:p text:style-name="P6">Zora: I have a plan.</text:p>
      <text:p text:style-name="P6"/>
      <text:p text:style-name="P9">Act 4</text:p>
      <text:p text:style-name="P9">Scene 1</text:p>
      <text:p text:style-name="P9"/>
      <text:p text:style-name="P8">(At the lair)</text:p>
      <text:p text:style-name="P8"/>
      <text:p text:style-name="P6">Tatciana: If I ever had patience it is gone! You people have wasted my time! Where are my birds!</text:p>
      <text:p text:style-name="P6"/>
      <text:p text:style-name="P6">Jemma: We will never tell you!</text:p>
      <text:p text:style-name="P6"/>
      <text:p text:style-name="P6">Tatciana (pressing knife against Aidan's throat): Then Aidan will die for it.</text:p>
      <text:p text:style-name="P6"/>
      <text:p text:style-name="P6">Aidan (to Jemma): Don't tell her, she's bluffing.</text:p>
      <text:p text:style-name="P6"/>
      <text:p text:style-name="P6">Jemma (to Tatciana): Why should I tell you?</text:p>
      <text:p text:style-name="P6"/>
      <text:p text:style-name="P6">Tatciana: Bad choice, Jemma.</text:p>
      <text:p text:style-name="P6"/>
      <text:p text:style-name="P6">(Tatciana presses knife further into Aidan't throat and blood drips out of the wound)</text:p>
      <text:p text:style-name="P6"/>
      <text:p text:style-name="P6">Jemma (sighing) : Fine, they are in my room.</text:p>
      <text:p text:style-name="P6"/>
      <text:p text:style-name="P6">Tatciana (releasing Aidan) : Thank you Jemma, I am glad you have come to your senses. (to Mercenary) Get the Birds! (to Ninja) and Ninja, bandage this morones wounds.</text:p>
      <text:p text:style-name="P6"/>
      <text:p text:style-name="P6">Mercenary: But you haven't paid me yet!</text:p>
      <text:p text:style-name="P6"/>
      <text:p text:style-name="P6">Tatciana: Forget that! I'll pay you afterward! Now go!</text:p>
      <text:p text:style-name="P6">(Mercenary exits the lair)</text:p>
      <text:p text:style-name="P6"><text:soft-page-break/></text:p>
      <text:p text:style-name="P6">Tatciana: You see Aidan, there is nothing you can do now. As soon as Aidan gives me those birds. There will be no stopping me.</text:p>
      <text:p text:style-name="P6"/>
      <text:p text:style-name="P6">Zora : Tatciana, your an idiot.</text:p>
      <text:p text:style-name="P6"/>
      <text:p text:style-name="P6">Tatciana: Show yourself – mannerless idiot!</text:p>
      <text:p text:style-name="P6"/>
      <text:p text:style-name="P6">Zora: I have never seen such an idiotic villian.</text:p>
      <text:p text:style-name="P6"/>
      <text:p text:style-name="P6">Tatciana (rolling eyes): How so? – coward</text:p>
      <text:p text:style-name="P6"/>
      <text:p text:style-name="P6">Zora: You sent a power hungry unpaid Mercenary off to fetch Jemma's birds. Do you really think he will just hand them over to you? </text:p>
      <text:p text:style-name="P6"/>
      <text:p text:style-name="P6">Tatciana: Ha! I thought through that one! He has something called an addiction to money! I give him money and he hands over the birds!</text:p>
      <text:p text:style-name="P6"/>
      <text:p text:style-name="P6">Zora: Oh well, I hope you can explain that to him once your dead.</text:p>
      <text:p text:style-name="P6"/>
      <text:p text:style-name="P6">(Zora steps out of the shadows and points a sword at Tatciana)</text:p>
      <text:p text:style-name="P6"/>
      <text:p text:style-name="P6">Tatciana (snorting) : Do you honestly believe that you can take me!</text:p>
      <text:p text:style-name="P6"/>
      <text:p text:style-name="P6">(Hero 2 steps out of the shadows and holds a sword to Tatciana's throat)</text:p>
      <text:p text:style-name="P6"/>
      <text:p text:style-name="P6">Zora: No I don't!</text:p>
      <text:p text:style-name="P6"/>
      <text:p text:style-name="P6">Tatciana: Crapp!</text:p>
      <text:p text:style-name="P6"/>
      <text:p text:style-name="P6">Zora: Hand over my friends!</text:p>
      <text:p text:style-name="P6"/>
      <text:p text:style-name="P6">Tatciana (rolling eyes): Fine! Take your stupid friends! Just leave me alone!</text:p>
      <text:p text:style-name="P6"/>
      <text:p text:style-name="P6">Zora : You should have had a plan!</text:p>
      <text:p text:style-name="P6"/>
      <text:p text:style-name="P6">Tatciana: I did! Just my mannerless minions screwed it up!</text:p>
      <text:p text:style-name="P6"/>
      <text:p text:style-name="P6">Ninja (muttering): Yeah right.</text:p>
      <text:p text:style-name="P6"/>
      <text:p text:style-name="P6">Tatciana (to Ninja) : Don't talk back to me! Grab them!</text:p>
      <text:p text:style-name="P6"/>
      <text:p text:style-name="P6">(Ninja grabs Zora and Hero 2 and shoves them to the ground)</text:p>
      <text:p text:style-name="P6"/>
      <text:p text:style-name="P6">Tatciana: Your the one who should have had a plan.</text:p>
      <text:p text:style-name="P6"/>
      <text:p text:style-name="P6">Zora: Well unlike you – we did!</text:p>
      <text:p text:style-name="P6"/>
      <text:p text:style-name="P6">(Zora releases Jemma and Aidan)</text:p>
      <text:p text:style-name="P6"><text:soft-page-break/></text:p>
      <text:p text:style-name="P6">Zora: Now your the one outnumbered!</text:p>
      <text:p text:style-name="P6"/>
      <text:p text:style-name="P6">Tatciana (about to exit) : You may have escaped me this time ––– </text:p>
      <text:p text:style-name="P6"/>
      <text:p text:style-name="P6">Ninja (interrupting Tatciana) : Tatciana we NEED to go!</text:p>
      <text:p text:style-name="P6"/>
      <text:p text:style-name="P6">Tatciana: But I am giving my villainous speech!</text:p>
      <text:p text:style-name="P6"/>
      <text:p text:style-name="P6">Ninja (sighing) : You actually planned that out?</text:p>
      <text:p text:style-name="P6"/>
      <text:p text:style-name="P6">Tatciana: Well … no.</text:p>
      <text:p text:style-name="P6"/>
      <text:p text:style-name="P6">Ninja: Then lets go!!</text:p>
      <text:p text:style-name="P6"/>
      <text:p text:style-name="P6">Tatciana: Fine.</text:p>
      <text:p text:style-name="P6"/>
      <text:p text:style-name="P6">Tatciana (to heroes) : My Mercenary is probably bringing my birds right now!! I will get my revenge!</text:p>
      <text:p text:style-name="P6"/>
      <text:p text:style-name="P9">Scene 2</text:p>
      <text:p text:style-name="P9"/>
      <text:p text:style-name="P6">(Mercenary busts open Jemma's door)</text:p>
      <text:p text:style-name="P6"/>
      <text:p text:style-name="P6">(Mercenary opens birdcage)</text:p>
      <text:p text:style-name="P6"/>
      <text:p text:style-name="P6">(Mercenary takes out birds)</text:p>
      <text:p text:style-name="P6"/>
      <text:p text:style-name="P6">(Jewel bites Mercenary)</text:p>
      <text:p text:style-name="P6"/>
      <text:p text:style-name="P6">(Mercenary – screaming in pain – exits the room)</text:p>
      <text:p text:style-name="P6"/>
      <text:p text:style-name="P3"><text:span text:style-name="T2"><text:s/></text:span><text:span text:style-name="T4">Part 2</text:span></text:p>
      <text:p text:style-name="P10"/>
      <text:p text:style-name="P9">Prologue</text:p>
      <text:p text:style-name="P7"/>
      <text:p text:style-name="P7">(At Jemma's <text:s/>house)</text:p>
      <text:p text:style-name="P7"/>
      <text:p text:style-name="P6">Zora: I'm glad you guys are back! We missed you!</text:p>
      <text:p text:style-name="P6"/>
      <text:p text:style-name="P6">Jemma: Oh, come on Zora, we were only gone for a few hours.</text:p>
      <text:p text:style-name="P6"/>
      <text:p text:style-name="P6">Zora: <text:s/>And in those few hours you could have been dead. Tatciana isn't known for her great mercy or patience – which she said herself</text:p>
      <text:p text:style-name="P6"><text:soft-page-break/>Jemma: Would you show her mercy?</text:p>
      <text:p text:style-name="P6"/>
      <text:p text:style-name="P6">Zora: Strange that you ask.</text:p>
      <text:p text:style-name="P6"/>
      <text:p text:style-name="P6">(Zora exits Jemma's room)</text:p>
      <text:p text:style-name="P6"/>
      <text:p text:style-name="P6"/>
      <text:p text:style-name="P9">Act 1</text:p>
      <text:p text:style-name="P9">Scene 1</text:p>
      <text:p text:style-name="P9"/>
      <text:p text:style-name="P7">(Tatciana's lair)</text:p>
      <text:p text:style-name="P7"/>
      <text:p text:style-name="P6">(Mercenary walks into Tatciana's lair)</text:p>
      <text:p text:style-name="P6"/>
      <text:p text:style-name="P6">Mercenary: I do believe it is time you pay me.</text:p>
      <text:p text:style-name="P6"/>
      <text:p text:style-name="P6">Tatciana: Oh yeah! Here you go! (Tatciana hands him $5) Now give me the birds.</text:p>
      <text:p text:style-name="P6"/>
      <text:p text:style-name="P6">Mercenary: I need more than that. Give me $100.</text:p>
      <text:p text:style-name="P6"/>
      <text:p text:style-name="P6">Tatciana: Well … I don't have $100.</text:p>
      <text:p text:style-name="P6"/>
      <text:p text:style-name="P6">Mercenary: That really is to bad. It looks like these birds are coming with me.</text:p>
      <text:p text:style-name="P6"/>
      <text:p text:style-name="P6">Tatciana: Please! I'll do anything!</text:p>
      <text:p text:style-name="P6"/>
      <text:p text:style-name="P6">Mercenary: What else do you have to offer?</text:p>
      <text:p text:style-name="P6"/>
      <text:p text:style-name="P6">Tatciana: Well … </text:p>
      <text:p text:style-name="P6"/>
      <text:p text:style-name="P6">Mercenary: I can't wait around all day.</text:p>
      <text:p text:style-name="P6"/>
      <text:p text:style-name="P6">Tatciana: Please???</text:p>
      <text:p text:style-name="P6"/>
      <text:p text:style-name="P6">Mercenary: I am sorry Tatciana pleading is NOT a form of payment. Now GET OUT OF MY LAIR!! </text:p>
      <text:p text:style-name="P6"/>
      <text:p text:style-name="P6">Tatciana: Please?</text:p>
      <text:p text:style-name="P6"/>
      <text:p text:style-name="P6">Mercenary: Out!</text:p>
      <text:p text:style-name="P6"/>
      <text:p text:style-name="P6">(Tatciana leaves Mercenary's lair)</text:p>
      <text:p text:style-name="P6"/>
      <text:p text:style-name="P9"/>
      <text:p text:style-name="P9"/>
      <text:p text:style-name="P9"/>
      <text:p text:style-name="P9"><text:soft-page-break/>Scene 2</text:p>
      <text:p text:style-name="P9"/>
      <text:p text:style-name="P7">(At Clubhouse)</text:p>
      <text:p text:style-name="P7"/>
      <text:p text:style-name="P6">Zora: T kept indicating that the birds contained some great power. Jemma, did you ever know about this power?</text:p>
      <text:p text:style-name="P6"/>
      <text:p text:style-name="P6">Jemma: Who's T?</text:p>
      <text:p text:style-name="P6"/>
      <text:p text:style-name="P6">Zora (rolling eyes): <text:s/>Tatciana!</text:p>
      <text:p text:style-name="P6"/>
      <text:p text:style-name="P6">Jemma: Oh, of course, you gave a nickname to the terrorizing evil of this town.</text:p>
      <text:p text:style-name="P6"/>
      <text:p text:style-name="P6">Zora: I nickname everyone! Would you like me to call you Jems? Or maybe I could call you J-J? J-J is a good sounding name.</text:p>
      <text:p text:style-name="P6"/>
      <text:p text:style-name="P6">Jemma: No thank you.</text:p>
      <text:p text:style-name="P6"/>
      <text:p text:style-name="P6">Zora: *sighs* You are no fun.</text:p>
      <text:p text:style-name="P6"/>
      <text:p text:style-name="P6">(Someone calls their names from outside)</text:p>
      <text:p text:style-name="P6"/>
      <text:p text:style-name="P6">Zora: Yes mom! I'm coming – (Zora spots E) – oh! Your not my mom.</text:p>
      <text:p text:style-name="P6"/>
      <text:p text:style-name="P6">E: Call me E! I'm a detective and I heard you guys needed help!</text:p>
      <text:p text:style-name="P6"/>
      <text:p text:style-name="P6">Zora: I don't think you need your help! Bye now!</text:p>
      <text:p text:style-name="P6"/>
      <text:p text:style-name="P6">E: Wait, wait, wait. I don't think you guys know what were are up against.</text:p>
      <text:p text:style-name="P6"/>
      <text:p text:style-name="P6">Zora: Yeah I think we do. Please go away!</text:p>
      <text:p text:style-name="P6"/>
      <text:p text:style-name="P6">E: Hold it right there! I don't think know what your turning down. I am a very good fighter when it comes to it. </text:p>
      <text:p text:style-name="P6"/>
      <text:p text:style-name="P6">Zora: The karate club is a few blocks down that way. (Zora points to her right) Please leave now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3-09T08:36:34.04</meta:creation-date>
    <dc:date>2013-03-16T17:15:40.18</dc:date>
    <dc:creator>Isadora White</dc:creator>
    <meta:editing-duration>P1DT7H17M10S</meta:editing-duration>
    <meta:editing-cycles>11</meta:editing-cycles>
    <meta:generator>OpenOffice.org/3.3$Win32 OpenOffice.org_project/330m20$Build-9567</meta:generator>
    <meta:document-statistic meta:table-count="0" meta:image-count="0" meta:object-count="0" meta:page-count="10" meta:paragraph-count="218" meta:word-count="1883" meta:character-count="10269"/>
  </office:meta>
</office:document-meta>
</file>